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CountCallbackHandler.get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CountCallbackHandler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CountCallbackHandler.process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wCountCallbackHandler.getColum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CountCallbackHandler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CountCallbackHandler.processRow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